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4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5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0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2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6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P22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language-asian="en" style:country-asian="IE"/>
    </style:style>
    <style:style style:name="P23" style:parent-style-name="Normal" style:family="paragraph">
      <style:paragraph-properties fo:line-height="150%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30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34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39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style:text-underline-type="single" style:text-underline-style="solid" style:text-underline-width="auto" style:text-underline-mode="continuous" style:language-asian="en" style:country-asian="IE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000000" style:language-asian="en" style:country-asian="IE"/>
    </style:style>
  </office:automatic-styles>
  <office:body>
    <office:text text:use-soft-page-breaks="true">
      <text:p text:style-name="P1">RISC-V CPU Animation</text:p>
      <text:p text:style-name="Normal"/>
      <text:p text:style-name="P2"><text:span text:style-name="T3">The<text:s/></text:span><text:span text:style-name="T4">RISC</text:span><text:span text:style-name="T5">-V CPU Animation is a learning tool built to convey CPU<text:s/></text:span><text:span text:style-name="T6">pipelining</text:span><text:span text:style-name="T7"><text:s/>concepts and techniques as well as other</text:span><text:span text:style-name="T8"><text:s/>computing</text:span><text:span text:style-name="T9"><text:s/>concepts such as a calling convention and parallel execution via an implementation of the official<text:s/></text:span><text:span text:style-name="T10">RISC</text:span><text:span text:style-name="T11">-V (pronounced "risk five")<text:s/></text:span><text:span text:style-name="T12">ISA</text:span><text:span text:style-name="T13"><text:s/>(instruction set architecture). The animation is designed to be of optimum benefit to students learning about CPU architecture and also to instructors, allowing them to teach dynamic concepts via a non-static method<text:s/></text:span><text:span text:style-name="T14">as opposed to</text:span><text:span text:style-name="T15"><text:s/>lecture slides and textbooks. The<text:s/></text:span><text:span text:style-name="T16">RISC</text:span><text:span text:style-name="T17">-V CPU Animation is particularly</text:span><text:span text:style-name="T18"><text:s/>designed to</text:span><text:span text:style-name="T19"><text:s/>complement the Trinity College Computer Science 3rd Year Module<text:s/></text:span><text:span text:style-name="T20">CSU34021</text:span><text:span text:style-name="T21"><text:s/>(Computer Architecture II).</text:span></text:p>
      <text:p text:style-name="P22"/>
      <text:p text:style-name="P23"><text:span text:style-name="T24">The animation is built atop the pre-existing MIPS/</text:span><text:span text:style-name="T25">DLX</text:span><text:span text:style-name="T26"><text:s/>CPU Animation, already familiar to those students who have taken the<text:s/></text:span><text:span text:style-name="T27">CSU34021</text:span><text:span text:style-name="T28"><text:s/>(previously<text:s/></text:span><text:span text:style-name="T29">CS3021</text:span><text:span text:style-name="T30">) module. The<text:s/></text:span><text:span text:style-name="T31">RISC</text:span><text:span text:style-name="T32">-V CPU updates the instruction set of that animation to an adaptation of<text:s/></text:span><text:span text:style-name="T33">RISC</text:span><text:span text:style-name="T34">-V, a new open source hardware<text:s/></text:span><text:span text:style-name="T35">ISA</text:span><text:span text:style-name="T36"><text:s/>based on established<text:s/></text:span><text:span text:style-name="T37">RISC</text:span><text:span text:style-name="T38"><text:s/>(reduced instruction set computer) principles. This more modern instruction set led to a morphing of the animation's pipeline and allowed for an expansion of the concepts covered by the animation. It is built using<text:s/></text:span><text:span text:style-name="T39">VivioJS</text:span><text:span text:style-name="T40">, a C-like object-oriented language that compiles into JavaScript, to be run on any machine with a browser. It is the hope of the project that the<text:s/></text:span><text:span text:style-name="T41">RISC</text:span><text:span text:style-name="T42">-V CPU Animation will be published freely<text:s/></text:span><text:span text:style-name="T43">online</text:span><text:span text:style-name="T44"><text:s/>for anybody with an interest in the subject to use and learn fro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an candon</meta:initial-creator>
    <dc:creator>sean candon</dc:creator>
    <meta:creation-date>2020-04-26T14:02:00Z</meta:creation-date>
    <dc:date>2020-04-26T14:06:00Z</dc:date>
    <meta:template xlink:href="Normal" xlink:type="simple"/>
    <meta:editing-cycles>1</meta:editing-cycles>
    <meta:editing-duration>PT240S</meta:editing-duration>
    <meta:document-statistic meta:page-count="1" meta:paragraph-count="2" meta:word-count="222" meta:character-count="1491" meta:row-count="10" meta:non-whitespace-character-count="1271"/>
  </office:meta>
</office:document-meta>
</file>